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acheManager.get( Source source ,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CacheManager.set( Object object , Source source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acheManager.Defaul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Manager.remove( Source sourc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